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53cm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445cm" svg:height="2.603cm" svg:x="5.31cm" svg:y="5.18cm">
          <draw:text-box>
            <text:p text:style-name="P1"><text:span text:style-name="T1">save</text:span></text:p>
            <text:p text:style-name="P1"><text:span text:style-name="T1">setLogical</text:span></text:p>
            <text:p text:style-name="P1"><text:span text:style-name="T1">setProperty</text:span></text:p>
            <text:p text:style-name="P1"><text:span text:style-name="T1">setWhole</text:span></text:p>
          </draw:text-box>
        </draw:frame>
        <draw:custom-shape draw:style-name="gr2" draw:text-style-name="P4" draw:layer="layout" svg:width="10.16cm" svg:height="0.635cm" svg:x="0.207cm" svg:y="0.1cm">
          <text:p text:style-name="P3"><text:span text:style-name="T2">Object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0.207cm" svg:y1="3.91cm" svg:x2="0.207cm" svg:y2="8.355cm">
          <text:p/>
        </draw:line>
        <draw:frame draw:style-name="gr4" draw:text-style-name="P2" draw:layer="layout" svg:width="5.08cm" svg:height="2.621cm" svg:x="0.23cm" svg:y="5.18cm">
          <draw:text-box>
            <text:p text:style-name="P1"><text:span text:style-name="T1">getLogical</text:span></text:p>
            <text:p text:style-name="P1"><text:span text:style-name="T1">getProperty</text:span></text:p>
            <text:p text:style-name="P1"><text:span text:style-name="T1">getWhole</text:span></text:p>
            <text:p text:style-name="P1"><text:span text:style-name="T1">load</text:span></text:p>
            <text:p text:style-name="P1"><text:span text:style-name="T1">put, <text:s/>[ ]=</text:span></text:p>
          </draw:text-box>
        </draw:frame>
        <draw:line draw:style-name="gr3" draw:text-style-name="P5" draw:layer="layout" svg:x1="10.367cm" svg:y1="8.355cm" svg:x2="0.207cm" svg:y2="8.355cm">
          <text:p/>
        </draw:line>
        <draw:custom-shape draw:style-name="gr2" draw:text-style-name="P4" draw:layer="layout" svg:width="10.16cm" svg:height="0.635cm" svg:x="0.207cm" svg:y="1.37cm">
          <text:p text:style-name="P3"><text:span text:style-name="T2">Directory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287cm" svg:y1="0.735cm" svg:x2="5.287cm" svg:y2="1.37cm">
          <text:p/>
        </draw:line>
        <draw:frame draw:style-name="gr5" draw:text-style-name="P2" draw:layer="layout" svg:width="6.35cm" svg:height="1.199cm" svg:x="0.207cm" svg:y="4.025cm">
          <draw:text-box>
            <text:p text:style-name="P1"><text:span text:style-name="T1">load</text:span></text:p>
            <text:p text:style-name="P1"><text:span text:style-name="T1">new</text:span></text:p>
          </draw:text-box>
        </draw:frame>
        <draw:line draw:style-name="gr3" draw:text-style-name="P5" draw:layer="layout" svg:x1="0.207cm" svg:y1="5.18cm" svg:x2="10.37cm" svg:y2="5.18cm">
          <text:p/>
        </draw:line>
        <draw:line draw:style-name="gr3" draw:text-style-name="P5" draw:layer="layout" svg:x1="5.287cm" svg:y1="8.355cm" svg:x2="5.287cm" svg:y2="5.18cm">
          <text:p/>
        </draw:line>
        <draw:custom-shape draw:style-name="gr2" draw:text-style-name="P4" draw:layer="layout" svg:width="10.16cm" svg:height="0.635cm" svg:x="0.207cm" svg:y="3.275cm">
          <text:p text:style-name="P3"><text:span text:style-name="T2">Propertie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287cm" svg:y1="2.64cm" svg:x2="5.287cm" svg:y2="3.275cm">
          <text:p/>
        </draw:line>
        <draw:custom-shape draw:style-name="gr2" draw:text-style-name="P7" draw:layer="layout" svg:width="10.16cm" svg:height="0.635cm" svg:x="0.207cm" svg:y="2.005cm">
          <text:p text:style-name="P6"><text:span text:style-name="T2">+ <text:s/>MapCollectio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37cm" svg:y1="3.91cm" svg:x2="10.37cm" svg:y2="8.3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47cm" fo:page-height="8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22:56.79</dc:date>
    <dc:language>en-US</dc:language>
    <meta:editing-cycles>18</meta:editing-cycles>
    <meta:editing-duration>PT01H50M12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